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changeFilterFunctionsTests.limitRespons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xchangeFilterFunctionsTests.basicAuthenticationInvalidCharac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changeFilterFunctionsTests.dataBuffer( String fo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FilterFunctionsTests.app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xchangeFilterFunctionsTests.basicAuthenticationUsername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xchangeFilterFunctionsTests.statusHandler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xchangeFilterFunctionsTests.andTh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ExchangeFilterFunctionsTests.statusHandler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xchangeFilterFunctionsTests.basicAuthentication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xchangeFilterFunctionsTests.string( DataBuffer 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changeFilterFunctionsTests.basicAuthenticationAbsen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